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Félkövé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3" fo:font-size="14pt" fo:font-weight="bold" officeooo:rsid="00183a75" officeooo:paragraph-rsid="00183a75" style:font-size-asian="14pt" style:font-weight-asian="bold" style:font-size-complex="1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weight="normal" style:font-weight-asian="normal" style:font-weight-complex="normal"/>
    </style:style>
    <style:style style:name="P6" style:family="paragraph">
      <loext:graphic-properties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7" style:family="paragraph">
      <style:paragraph-properties fo:text-align="center"/>
      <style:text-properties style:font-name="Arial3" fo:font-weight="bold" style:font-weight-asian="bold" style:font-weight-complex="bold"/>
    </style:style>
    <style:style style:name="T1" style:family="text">
      <style:text-properties officeooo:rsid="001f11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Arial3" fo:font-weight="bold" style:font-weight-asian="bold" style:font-weight-complex="bold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1.199cm" fo:min-width="4.136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ffffff" draw:fill-color="#ffffff" draw:textarea-horizontal-align="justify" draw:textarea-vertical-align="middle" draw:auto-grow-height="false" fo:min-height="0.404cm" fo:min-width="2.618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ffffff" draw:textarea-horizontal-align="justify" draw:textarea-vertical-align="middle" draw:auto-grow-height="false" fo:min-height="1.199cm" fo:min-width="2.618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ffffff" draw:textarea-horizontal-align="justify" draw:textarea-vertical-align="middle" draw:auto-grow-height="false" fo:min-height="1.199cm" fo:min-width="2.69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-color="#ffffff" draw:textarea-horizontal-align="justify" draw:textarea-vertical-align="middle" draw:auto-grow-height="false" fo:min-height="1.199cm" fo:min-width="3.672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-color="#ffffff" draw:textarea-horizontal-align="justify" draw:textarea-vertical-align="middle" draw:auto-grow-height="false" fo:min-height="1.199cm" fo:min-width="4.364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-color="#ffffff" draw:textarea-horizontal-align="justify" draw:textarea-vertical-align="middle" draw:auto-grow-height="false" fo:min-height="1.199cm" fo:min-width="4.255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Alakzat 1" draw:style-name="gr10" draw:text-style-name="P4" svg:width="4.255cm" svg:height="1.2cm" svg:x="15.214cm" svg:y="3.561cm"><text:p text:style-name="P3"><text:span text:style-name="T2">Competitions</text:span><text:span text:style-name="T2"><text:line-break/></text:span><text:span text:style-name="T3">Versenyek</text:span></text:p><draw:enhanced-geometry svg:viewBox="0 0 21600 21600" draw:type="rectangle" draw:enhanced-path="M 0 0 L 21600 0 21600 21600 0 21600 0 0 Z N"/></draw:custom-shape><draw:custom-shape text:anchor-type="paragraph" draw:z-index="1" draw:name="Alakzat 2" draw:style-name="gr9" draw:text-style-name="P4" svg:width="4.365cm" svg:height="1.2cm" svg:x="15.307cm" svg:y="7.006cm"><text:p text:style-name="P3"><text:span text:style-name="T2">Competitors</text:span><text:span text:style-name="T2"><text:line-break/></text:span><text:span text:style-name="T3">Versenyzők</text:span></text:p><draw:enhanced-geometry svg:viewBox="0 0 21600 21600" draw:type="rectangle" draw:enhanced-path="M 0 0 L 21600 0 21600 21600 0 21600 0 0 Z N"/></draw:custom-shape><draw:custom-shape text:anchor-type="paragraph" draw:z-index="2" draw:name="Alakzat 3" draw:style-name="gr6" draw:text-style-name="P4" svg:width="2.618cm" svg:height="1.2cm" svg:x="8.119cm" svg:y="10.61cm"><text:p text:style-name="P3"><text:span text:style-name="T2">Clubs</text:span><text:span text:style-name="T2"><text:line-break/></text:span><text:span text:style-name="T3">Klubok</text:span></text:p><draw:enhanced-geometry svg:viewBox="0 0 21600 21600" draw:type="rectangle" draw:enhanced-path="M 0 0 L 21600 0 21600 21600 0 21600 0 0 Z N"/></draw:custom-shape><draw:custom-shape text:anchor-type="paragraph" draw:z-index="3" draw:name="Alakzat 4" draw:style-name="gr8" draw:text-style-name="P4" svg:width="3.673cm" svg:height="1.2cm" svg:x="7.68cm" svg:y="3.493cm"><text:p text:style-name="P3"><text:span text:style-name="T2">Countries</text:span><text:span text:style-name="T2"><text:line-break/></text:span><text:span text:style-name="T3">Országok</text:span></text:p><draw:enhanced-geometry svg:viewBox="0 0 21600 21600" draw:type="rectangle" draw:enhanced-path="M 0 0 L 21600 0 21600 21600 0 21600 0 0 Z N"/></draw:custom-shape><draw:custom-shape text:anchor-type="paragraph" draw:z-index="4" draw:name="Alakzat 5" draw:style-name="gr6" draw:text-style-name="P4" svg:width="2.618cm" svg:height="1.2cm" svg:x="8.165cm" svg:y="7.056cm"><text:p text:style-name="P3"><text:span text:style-name="T2">Users</text:span><text:span text:style-name="T2"><text:line-break/></text:span><text:span text:style-name="T3">Tagok</text:span></text:p><draw:enhanced-geometry svg:viewBox="0 0 21600 21600" draw:type="rectangle" draw:enhanced-path="M 0 0 L 21600 0 21600 21600 0 21600 0 0 Z N"/></draw:custom-shape><draw:custom-shape text:anchor-type="paragraph" draw:z-index="5" draw:name="Alakzat 6" draw:style-name="gr7" draw:text-style-name="P4" svg:width="2.691cm" svg:height="1.2cm" svg:x="22.945cm" svg:y="7.006cm"><text:p text:style-name="P3"><text:span text:style-name="T2">Tables</text:span><text:span text:style-name="T2"><text:line-break/></text:span><text:span text:style-name="T3">Asztalok</text:span></text:p><draw:enhanced-geometry svg:viewBox="0 0 21600 21600" draw:type="rectangle" draw:enhanced-path="M 0 0 L 21600 0 21600 21600 0 21600 0 0 Z N"/></draw:custom-shape><draw:custom-shape text:anchor-type="paragraph" draw:z-index="6" draw:name="Alakzat 7" draw:style-name="gr6" draw:text-style-name="P4" svg:width="2.618cm" svg:height="1.2cm" svg:x="2.337cm" svg:y="7.056cm"><text:p text:style-name="P3"><text:span text:style-name="T2">Langs</text:span><text:span text:style-name="T2"><text:line-break/></text:span><text:span text:style-name="T3">Nyelvek</text:span></text:p><draw:enhanced-geometry svg:viewBox="0 0 21600 21600" draw:type="rectangle" draw:enhanced-path="M 0 0 L 21600 0 21600 21600 0 21600 0 0 Z N"/></draw:custom-shape><draw:line text:anchor-type="paragraph" draw:z-index="7" draw:name="Vonal 2" draw:style-name="gr2" draw:text-style-name="P7" svg:x1="4.955cm" svg:y1="7.744cm" svg:x2="8.164cm" svg:y2="7.744cm"><text:p/></draw:line><draw:line text:anchor-type="paragraph" draw:z-index="8" draw:name="Függőleges vonal 1" draw:style-name="gr2" draw:text-style-name="P2" svg:x1="9.442cm" svg:y1="4.692cm" svg:x2="9.442cm" svg:y2="7.055cm"><text:p/></draw:line><draw:line text:anchor-type="paragraph" draw:z-index="9" draw:name="Függőleges vonal 2" draw:style-name="gr2" draw:text-style-name="P2" svg:x1="9.442cm" svg:y1="10.61cm" svg:x2="9.442cm" svg:y2="8.256cm"><text:p/></draw:line><draw:line text:anchor-type="paragraph" draw:z-index="10" draw:name="Vonal 3" draw:style-name="gr2" draw:text-style-name="P2" svg:x1="17.614cm" svg:y1="4.761cm" svg:x2="17.614cm" svg:y2="7.006cm"><text:p/></draw:line><draw:line text:anchor-type="paragraph" draw:z-index="11" draw:name="Függőleges vonal 3" draw:style-name="gr2" draw:text-style-name="P2" svg:x1="22.945cm" svg:y1="7.579cm" svg:x2="19.726cm" svg:y2="7.579cm"><text:p/></draw:line><draw:line text:anchor-type="paragraph" draw:z-index="12" draw:name="Vonal 1" draw:style-name="gr2" draw:text-style-name="P2" svg:x1="10.783cm" svg:y1="7.666cm" svg:x2="15.307cm" svg:y2="7.666cm"><text:p/></draw:line><draw:line text:anchor-type="paragraph" draw:z-index="13" draw:name="Vonal 4" draw:style-name="gr2" draw:text-style-name="P2" svg:x1="10.737cm" svg:y1="11.329cm" svg:x2="15.473cm" svg:y2="11.329cm"><text:p/></draw:line><draw:line text:anchor-type="paragraph" draw:z-index="14" draw:name="Vonal 5" draw:style-name="gr2" draw:text-style-name="P2" svg:x1="19.468cm" svg:y1="4.195cm" svg:x2="24.252cm" svg:y2="7.007cm"><text:p/></draw:line><draw:line text:anchor-type="paragraph" draw:z-index="15" draw:name="Vízszintes vonal 1" draw:style-name="gr5" draw:text-style-name="P7" svg:x1="0.467cm" svg:y1="0.947cm" svg:x2="2.483cm" svg:y2="0.947cm"><text:p text:style-name="P2"><text:span text:style-name="T5">1 : N</text:span></text:p></draw:line><draw:custom-shape text:anchor-type="paragraph" draw:z-index="16" draw:name="Alakzat 8" draw:style-name="gr4" draw:text-style-name="P6" svg:width="2.618cm" svg:height="0.405cm" svg:x="0.206cm" svg:y="0.134cm"><text:p text:style-name="P5"><text:span text:style-name="T4">Jelmagyarázat:</text:span></text:p><draw:enhanced-geometry svg:viewBox="0 0 21600 21600" draw:type="rectangle" draw:enhanced-path="M 0 0 L 21600 0 21600 21600 0 21600 0 0 Z N"/></draw:custom-shape><draw:custom-shape text:anchor-type="paragraph" draw:z-index="17" draw:name="Alakzat 9" draw:style-name="gr3" draw:text-style-name="P4" svg:width="4.137cm" svg:height="1.2cm" svg:x="15.473cm" svg:y="10.67cm"><text:p text:style-name="P3"><text:span text:style-name="T2">CompetingClubs</text:span><text:span text:style-name="T2"><text:line-break/></text:span><text:span text:style-name="T3">Induló klubok</text:span></text:p><draw:enhanced-geometry svg:viewBox="0 0 21600 21600" draw:type="rectangle" draw:enhanced-path="M 0 0 L 21600 0 21600 21600 0 21600 0 0 Z N"/></draw:custom-shape><draw:line text:anchor-type="paragraph" draw:z-index="18" draw:name="Függőleges vonal 4" draw:style-name="gr2" draw:text-style-name="P2" svg:x1="17.637cm" svg:y1="10.614cm" svg:x2="17.637cm" svg:y2="8.206cm"><text:p/></draw:line><draw:line text:anchor-type="paragraph" draw:z-index="19" draw:name="Függőleges vonal 5" draw:style-name="gr1" draw:text-style-name="P2" svg:x1="15.762cm" svg:y1="4.761cm" svg:x2="15.762cm" svg:y2="10.67cm"><text:p/></draw:line>Lassúsági pipaszívó verseny időmérő program <text:span text:style-name="T1">adatbázis </text:span>sém<text:span text:style-name="T1">j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Félkövé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9T11:30:18.750000000</meta:creation-date>
    <dc:date>2025-09-22T15:12:01.771000000</dc:date>
    <meta:editing-duration>PT37M39S</meta:editing-duration>
    <meta:editing-cycles>10</meta:editing-cycles>
    <meta:generator>LibreOffice/7.5.0.3$Windows_X86_64 LibreOffice_project/c21113d003cd3efa8c53188764377a8272d9d6de</meta:generator>
    <meta:print-date>2025-09-19T13:40:58.854000000</meta:print-date>
    <meta:document-statistic meta:table-count="0" meta:image-count="0" meta:object-count="0" meta:page-count="1" meta:paragraph-count="1" meta:word-count="7" meta:character-count="59" meta:non-whitespace-character-count="53"/>
  </office:meta>
</office:document-meta>
</file>